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>
            <text:p>01_0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3" office:value-type="float" office:value="0" calcext:value-type="float">
            <text:p>0</text:p>
          </table:table-cell>
          <table:table-cell table:formula="of:=[.D3]/3" office:value-type="float" office:value="0.502" calcext:value-type="float">
            <text:p>0.502</text:p>
          </table:table-cell>
          <table:table-cell table:formula="of:=[.E3]/3" office:value-type="float" office:value="0.666666666666667" calcext:value-type="float">
            <text:p>0.666666666666667</text:p>
          </table:table-cell>
          <table:table-cell table:formula="of:=[.F3]/3" office:value-type="float" office:value="0.504333333333333" calcext:value-type="float">
            <text:p>0.504333333333333</text:p>
          </table:table-cell>
          <table:table-cell table:formula="of:=[.G3]/3" office:value-type="float" office:value="0.333333333333333" calcext:value-type="float">
            <text:p>0.333333333333333</text:p>
          </table:table-cell>
          <table:table-cell table:formula="of:=[.H3]/3" office:value-type="float" office:value="0.666666666666667" calcext:value-type="float">
            <text:p>0.666666666666667</text:p>
          </table:table-cell>
          <table:table-cell table:formula="of:=[.I3]/3" office:value-type="float" office:value="0.333333333333333" calcext:value-type="float">
            <text:p>0.333333333333333</text:p>
          </table:table-cell>
        </table:table-row>
        <table:table-row table:style-name="ro1">
          <table:table-cell table:style-name="ce2" office:value-type="string" calcext:value-type="string">
            <text:p>01_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7]/5" office:value-type="float" office:value="0.6458" calcext:value-type="float">
            <text:p>0.6458</text:p>
          </table:table-cell>
          <table:table-cell table:formula="of:=[.D7]/5" office:value-type="float" office:value="0.8" calcext:value-type="float">
            <text:p>0.8</text:p>
          </table:table-cell>
          <table:table-cell table:formula="of:=[.E7]/5" office:value-type="float" office:value="0.8" calcext:value-type="float">
            <text:p>0.8</text:p>
          </table:table-cell>
          <table:table-cell table:formula="of:=[.F7]/5" office:value-type="float" office:value="0.653" calcext:value-type="float">
            <text:p>0.653</text:p>
          </table:table-cell>
          <table:table-cell table:formula="of:=[.G7]/5" office:value-type="float" office:value="0.4" calcext:value-type="float">
            <text:p>0.4</text:p>
          </table:table-cell>
          <table:table-cell table:formula="of:=[.H7]/5" office:value-type="float" office:value="0.8" calcext:value-type="float">
            <text:p>0.8</text:p>
          </table:table-cell>
          <table:table-cell table:formula="of:=[.I7]/5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01_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]/4" office:value-type="float" office:value="0.769" calcext:value-type="float">
            <text:p>0.769</text:p>
          </table:table-cell>
          <table:table-cell table:formula="of:=[.D11]/4" office:value-type="float" office:value="0.5" calcext:value-type="float">
            <text:p>0.5</text:p>
          </table:table-cell>
          <table:table-cell table:formula="of:=[.E11]/4" office:value-type="float" office:value="0.753" calcext:value-type="float">
            <text:p>0.753</text:p>
          </table:table-cell>
          <table:table-cell table:formula="of:=[.F11]/4" office:value-type="float" office:value="0.5" calcext:value-type="float">
            <text:p>0.5</text:p>
          </table:table-cell>
          <table:table-cell table:formula="of:=[.G11]/4" office:value-type="float" office:value="0.7385" calcext:value-type="float">
            <text:p>0.7385</text:p>
          </table:table-cell>
          <table:table-cell table:formula="of:=[.H11]/4" office:value-type="float" office:value="0.7475" calcext:value-type="float">
            <text:p>0.7475</text:p>
          </table:table-cell>
          <table:table-cell table:formula="of:=[.I11]/4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01_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5]/4" office:value-type="float" office:value="1" calcext:value-type="float">
            <text:p>1</text:p>
          </table:table-cell>
          <table:table-cell table:formula="of:=[.D15]/4" office:value-type="float" office:value="1" calcext:value-type="float">
            <text:p>1</text:p>
          </table:table-cell>
          <table:table-cell table:formula="of:=[.E15]/4" office:value-type="float" office:value="0.703" calcext:value-type="float">
            <text:p>0.703</text:p>
          </table:table-cell>
          <table:table-cell table:formula="of:=[.F15]/4" office:value-type="float" office:value="1" calcext:value-type="float">
            <text:p>1</text:p>
          </table:table-cell>
          <table:table-cell table:formula="of:=[.G15]/4" office:value-type="float" office:value="1" calcext:value-type="float">
            <text:p>1</text:p>
          </table:table-cell>
          <table:table-cell table:formula="of:=[.H15]/4" office:value-type="float" office:value="0.7095" calcext:value-type="float">
            <text:p>0.7095</text:p>
          </table:table-cell>
          <table:table-cell table:formula="of:=[.I15]/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0_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9]/3" office:value-type="float" office:value="0.164333333333333" calcext:value-type="float">
            <text:p>0.164333333333333</text:p>
          </table:table-cell>
          <table:table-cell table:formula="of:=[.D19]/3" office:value-type="float" office:value="0.335333333333333" calcext:value-type="float">
            <text:p>0.335333333333333</text:p>
          </table:table-cell>
          <table:table-cell table:formula="of:=[.E19]/3" office:value-type="float" office:value="0.446333333333333" calcext:value-type="float">
            <text:p>0.446333333333333</text:p>
          </table:table-cell>
          <table:table-cell table:formula="of:=[.F19]/3" office:value-type="float" office:value="0" calcext:value-type="float">
            <text:p>0</text:p>
          </table:table-cell>
          <table:table-cell table:formula="of:=[.G19]/3" office:value-type="float" office:value="0.170333333333333" calcext:value-type="float">
            <text:p>0.170333333333333</text:p>
          </table:table-cell>
          <table:table-cell table:formula="of:=[.H19]/3" office:value-type="float" office:value="0.447333333333333" calcext:value-type="float">
            <text:p>0.447333333333333</text:p>
          </table:table-cell>
          <table:table-cell table:formula="of:=[.I19]/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2_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8333333333333" calcext:value-type="float">
            <text:p>0.168333333333333</text:p>
          </table:table-cell>
          <table:table-cell table:formula="of:=[.D23]/3" office:value-type="float" office:value="0.501333333333333" calcext:value-type="float">
            <text:p>0.501333333333333</text:p>
          </table:table-cell>
          <table:table-cell table:formula="of:=[.E23]/3" office:value-type="float" office:value="0.166666666666667" calcext:value-type="float">
            <text:p>0.166666666666667</text:p>
          </table:table-cell>
          <table:table-cell table:formula="of:=[.F23]/3" office:value-type="float" office:value="0.333333333333333" calcext:value-type="float">
            <text:p>0.333333333333333</text:p>
          </table:table-cell>
          <table:table-cell table:formula="of:=[.G23]/3" office:value-type="float" office:value="0.174" calcext:value-type="float">
            <text:p>0.174</text:p>
          </table:table-cell>
          <table:table-cell table:formula="of:=[.H23]/3" office:value-type="float" office:value="0.160666666666667" calcext:value-type="float">
            <text:p>0.160666666666667</text:p>
          </table:table-cell>
          <table:table-cell table:formula="of:=[.I23]/3" office:value-type="float" office:value="0.333333333333333" calcext:value-type="float">
            <text:p>0.333333333333333</text:p>
          </table:table-cell>
        </table:table-row>
        <table:table-row table:style-name="ro1">
          <table:table-cell table:style-name="ce2" office:value-type="string" calcext:value-type="string">
            <text:p>12_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7]/5" office:value-type="float" office:value="0.7158" calcext:value-type="float">
            <text:p>0.7158</text:p>
          </table:table-cell>
          <table:table-cell table:formula="of:=[.D27]/5" office:value-type="float" office:value="0.4648" calcext:value-type="float">
            <text:p>0.4648</text:p>
          </table:table-cell>
          <table:table-cell table:formula="of:=[.E27]/5" office:value-type="float" office:value="0.7008" calcext:value-type="float">
            <text:p>0.7008</text:p>
          </table:table-cell>
          <table:table-cell table:formula="of:=[.F27]/5" office:value-type="float" office:value="0.6" calcext:value-type="float">
            <text:p>0.6</text:p>
          </table:table-cell>
          <table:table-cell table:formula="of:=[.G27]/5" office:value-type="float" office:value="0.6992" calcext:value-type="float">
            <text:p>0.6992</text:p>
          </table:table-cell>
          <table:table-cell table:formula="of:=[.H27]/5" office:value-type="float" office:value="0.6952" calcext:value-type="float">
            <text:p>0.6952</text:p>
          </table:table-cell>
          <table:table-cell table:formula="of:=[.I27]/5" office:value-type="float" office:value="0.6952" calcext:value-type="float">
            <text:p>0.6952</text:p>
          </table:table-cell>
        </table:table-row>
        <table:table-row table:style-name="ro1">
          <table:table-cell table:style-name="ce2" office:value-type="string" calcext:value-type="string">
            <text:p>21_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1]/6" office:value-type="float" office:value="0.7245" calcext:value-type="float">
            <text:p>0.7245</text:p>
          </table:table-cell>
          <table:table-cell table:formula="of:=[.D31]/6" office:value-type="float" office:value="0.700166666666667" calcext:value-type="float">
            <text:p>0.700166666666667</text:p>
          </table:table-cell>
          <table:table-cell table:formula="of:=[.E31]/6" office:value-type="float" office:value="0.728166666666667" calcext:value-type="float">
            <text:p>0.728166666666667</text:p>
          </table:table-cell>
          <table:table-cell table:formula="of:=[.F31]/6" office:value-type="float" office:value="0.6975" calcext:value-type="float">
            <text:p>0.6975</text:p>
          </table:table-cell>
          <table:table-cell table:formula="of:=[.G31]/6" office:value-type="float" office:value="0.721833333333333" calcext:value-type="float">
            <text:p>0.721833333333333</text:p>
          </table:table-cell>
          <table:table-cell table:formula="of:=[.H31]/6" office:value-type="float" office:value="0.715166666666667" calcext:value-type="float">
            <text:p>0.715166666666667</text:p>
          </table:table-cell>
          <table:table-cell table:formula="of:=[.I31]/6" office:value-type="float" office:value="0.722666666666667" calcext:value-type="float">
            <text:p>0.722666666666667</text:p>
          </table:table-cell>
        </table:table-row>
        <table:table-row table:style-name="ro1">
          <table:table-cell table:style-name="ce2" office:value-type="string" calcext:value-type="string">
            <text:p>21_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5]/4" office:value-type="float" office:value="0.6125" calcext:value-type="float">
            <text:p>0.6125</text:p>
          </table:table-cell>
          <table:table-cell table:formula="of:=[.D35]/4" office:value-type="float" office:value="0.37" calcext:value-type="float">
            <text:p>0.37</text:p>
          </table:table-cell>
          <table:table-cell table:formula="of:=[.E35]/4" office:value-type="float" office:value="0.57875" calcext:value-type="float">
            <text:p>0.57875</text:p>
          </table:table-cell>
          <table:table-cell table:formula="of:=[.F35]/4" office:value-type="float" office:value="0.37175" calcext:value-type="float">
            <text:p>0.37175</text:p>
          </table:table-cell>
          <table:table-cell table:formula="of:=[.G35]/4" office:value-type="float" office:value="0.57975" calcext:value-type="float">
            <text:p>0.57975</text:p>
          </table:table-cell>
          <table:table-cell table:formula="of:=[.H35]/4" office:value-type="float" office:value="0.57925" calcext:value-type="float">
            <text:p>0.57925</text:p>
          </table:table-cell>
          <table:table-cell table:formula="of:=[.I35]/4" office:value-type="float" office:value="0.38125" calcext:value-type="float">
            <text:p>0.38125</text:p>
          </table:table-cell>
        </table:table-row>
        <table:table-row table:style-name="ro1">
          <table:table-cell table:style-name="ce2" office:value-type="string" calcext:value-type="string">
            <text:p>21_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9]/7" office:value-type="float" office:value="0.752714285714286" calcext:value-type="float">
            <text:p>0.752714285714286</text:p>
          </table:table-cell>
          <table:table-cell table:formula="of:=[.D39]/7" office:value-type="float" office:value="0.797428571428571" calcext:value-type="float">
            <text:p>0.797428571428571</text:p>
          </table:table-cell>
          <table:table-cell table:formula="of:=[.E39]/7" office:value-type="float" office:value="0.805714285714286" calcext:value-type="float">
            <text:p>0.805714285714286</text:p>
          </table:table-cell>
          <table:table-cell table:formula="of:=[.F39]/7" office:value-type="float" office:value="0.730142857142857" calcext:value-type="float">
            <text:p>0.730142857142857</text:p>
          </table:table-cell>
          <table:table-cell table:formula="of:=[.G39]/7" office:value-type="float" office:value="0.785857142857143" calcext:value-type="float">
            <text:p>0.785857142857143</text:p>
          </table:table-cell>
          <table:table-cell table:formula="of:=[.H39]/7" office:value-type="float" office:value="0.799285714285714" calcext:value-type="float">
            <text:p>0.799285714285714</text:p>
          </table:table-cell>
          <table:table-cell table:formula="of:=[.I39]/7" office:value-type="float" office:value="0.786" calcext:value-type="float">
            <text:p>0.786</text:p>
          </table:table-cell>
        </table:table-row>
        <table:table-row table:style-name="ro1">
          <table:table-cell table:style-name="ce2" office:value-type="string" calcext:value-type="string">
            <text:p>22_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6" office:value-type="float" office:value="0.728333333333333" calcext:value-type="float">
            <text:p>0.728333333333333</text:p>
          </table:table-cell>
          <table:table-cell table:formula="of:=[.D43]/6" office:value-type="float" office:value="0.554166666666667" calcext:value-type="float">
            <text:p>0.554166666666667</text:p>
          </table:table-cell>
          <table:table-cell table:formula="of:=[.E43]/6" office:value-type="float" office:value="0.729833333333333" calcext:value-type="float">
            <text:p>0.729833333333333</text:p>
          </table:table-cell>
          <table:table-cell table:formula="of:=[.F43]/6" office:value-type="float" office:value="0.593333333333333" calcext:value-type="float">
            <text:p>0.593333333333333</text:p>
          </table:table-cell>
          <table:table-cell table:formula="of:=[.G43]/6" office:value-type="float" office:value="0.721833333333333" calcext:value-type="float">
            <text:p>0.721833333333333</text:p>
          </table:table-cell>
          <table:table-cell table:formula="of:=[.H43]/6" office:value-type="float" office:value="0.725666666666667" calcext:value-type="float">
            <text:p>0.725666666666667</text:p>
          </table:table-cell>
          <table:table-cell table:formula="of:=[.I43]/6" office:value-type="float" office:value="0.718833333333333" calcext:value-type="float">
            <text:p>0.718833333333333</text:p>
          </table:table-cell>
        </table:table-row>
        <table:table-row table:style-name="ro1">
          <table:table-cell table:style-name="ce2" office:value-type="string" calcext:value-type="string">
            <text:p>22_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7]/9" office:value-type="float" office:value="0.794444444444444" calcext:value-type="float">
            <text:p>0.794444444444444</text:p>
          </table:table-cell>
          <table:table-cell table:formula="of:=[.D47]/9" office:value-type="float" office:value="0.849666666666667" calcext:value-type="float">
            <text:p>0.849666666666667</text:p>
          </table:table-cell>
          <table:table-cell table:formula="of:=[.E47]/9" office:value-type="float" office:value="0.768222222222222" calcext:value-type="float">
            <text:p>0.768222222222222</text:p>
          </table:table-cell>
          <table:table-cell table:formula="of:=[.F47]/9" office:value-type="float" office:value="0.837666666666667" calcext:value-type="float">
            <text:p>0.837666666666667</text:p>
          </table:table-cell>
          <table:table-cell table:formula="of:=[.G47]/9" office:value-type="float" office:value="0.804222222222222" calcext:value-type="float">
            <text:p>0.804222222222222</text:p>
          </table:table-cell>
          <table:table-cell table:formula="of:=[.H47]/9" office:value-type="float" office:value="0.769222222222222" calcext:value-type="float">
            <text:p>0.769222222222222</text:p>
          </table:table-cell>
          <table:table-cell table:formula="of:=[.I47]/9" office:value-type="float" office:value="0.815333333333333" calcext:value-type="float">
            <text:p>0.815333333333333</text:p>
          </table:table-cell>
        </table:table-row>
        <table:table-row table:style-name="ro1">
          <table:table-cell table:style-name="ce2" office:value-type="string" calcext:value-type="string">
            <text:p>24_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1]/5" office:value-type="float" office:value="0.6734" calcext:value-type="float">
            <text:p>0.6734</text:p>
          </table:table-cell>
          <table:table-cell table:formula="of:=[.D51]/5" office:value-type="float" office:value="0.8526" calcext:value-type="float">
            <text:p>0.8526</text:p>
          </table:table-cell>
          <table:table-cell table:formula="of:=[.E51]/5" office:value-type="float" office:value="0.8356" calcext:value-type="float">
            <text:p>0.8356</text:p>
          </table:table-cell>
          <table:table-cell table:formula="of:=[.F51]/5" office:value-type="float" office:value="0.8478" calcext:value-type="float">
            <text:p>0.8478</text:p>
          </table:table-cell>
          <table:table-cell table:formula="of:=[.G51]/5" office:value-type="float" office:value="0.8" calcext:value-type="float">
            <text:p>0.8</text:p>
          </table:table-cell>
          <table:table-cell table:formula="of:=[.H51]/5" office:value-type="float" office:value="0.831" calcext:value-type="float">
            <text:p>0.831</text:p>
          </table:table-cell>
          <table:table-cell table:formula="of:=[.I51]/5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4_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5]/2" office:value-type="float" office:value="0.2525" calcext:value-type="float">
            <text:p>0.2525</text:p>
          </table:table-cell>
          <table:table-cell table:formula="of:=[.D55]/2" office:value-type="float" office:value="0.2485" calcext:value-type="float">
            <text:p>0.2485</text:p>
          </table:table-cell>
          <table:table-cell table:formula="of:=[.E55]/2" office:value-type="float" office:value="0.2805" calcext:value-type="float">
            <text:p>0.2805</text:p>
          </table:table-cell>
          <table:table-cell table:formula="of:=[.F55]/2" office:value-type="float" office:value="0.256" calcext:value-type="float">
            <text:p>0.256</text:p>
          </table:table-cell>
          <table:table-cell table:formula="of:=[.G55]/2" office:value-type="float" office:value="0.241" calcext:value-type="float">
            <text:p>0.241</text:p>
          </table:table-cell>
          <table:table-cell table:formula="of:=[.H55]/2" office:value-type="float" office:value="0.2545" calcext:value-type="float">
            <text:p>0.2545</text:p>
          </table:table-cell>
          <table:table-cell table:formula="of:=[.I55]/2" office:value-type="float" office:value="0.235" calcext:value-type="float">
            <text:p>0.235</text:p>
          </table:table-cell>
        </table:table-row>
        <table:table-row table:style-name="ro1">
          <table:table-cell table:style-name="ce2" office:value-type="string" calcext:value-type="string">
            <text:p>24_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9]/5" office:value-type="float" office:value="0.8686" calcext:value-type="float">
            <text:p>0.8686</text:p>
          </table:table-cell>
          <table:table-cell table:formula="of:=[.D59]/5" office:value-type="float" office:value="0.9054" calcext:value-type="float">
            <text:p>0.9054</text:p>
          </table:table-cell>
          <table:table-cell table:formula="of:=[.E59]/5" office:value-type="float" office:value="0.9044" calcext:value-type="float">
            <text:p>0.9044</text:p>
          </table:table-cell>
          <table:table-cell table:formula="of:=[.F59]/5" office:value-type="float" office:value="0.8672" calcext:value-type="float">
            <text:p>0.8672</text:p>
          </table:table-cell>
          <table:table-cell table:formula="of:=[.G59]/5" office:value-type="float" office:value="0.9" calcext:value-type="float">
            <text:p>0.9</text:p>
          </table:table-cell>
          <table:table-cell table:formula="of:=[.H59]/5" office:value-type="float" office:value="0.4968" calcext:value-type="float">
            <text:p>0.4968</text:p>
          </table:table-cell>
          <table:table-cell table:formula="of:=[.I59]/5" office:value-type="float" office:value="0.4964" calcext:value-type="float">
            <text:p>0.4964</text:p>
          </table:table-cell>
        </table:table-row>
        <table:table-row table:style-name="ro1">
          <table:table-cell table:style-name="ce2" office:value-type="string" calcext:value-type="string">
            <text:p>26_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866" calcext:value-type="float">
            <text:p>0.6866</text:p>
          </table:table-cell>
          <table:table-cell table:formula="of:=[.D63]/5" office:value-type="float" office:value="0.5844" calcext:value-type="float">
            <text:p>0.5844</text:p>
          </table:table-cell>
          <table:table-cell table:formula="of:=[.E63]/5" office:value-type="float" office:value="0.6016" calcext:value-type="float">
            <text:p>0.6016</text:p>
          </table:table-cell>
          <table:table-cell table:formula="of:=[.F63]/5" office:value-type="float" office:value="0.596" calcext:value-type="float">
            <text:p>0.596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5942" calcext:value-type="float">
            <text:p>0.5942</text:p>
          </table:table-cell>
          <table:table-cell table:formula="of:=[.I63]/5" office:value-type="float" office:value="0.8" calcext:value-type="float">
            <text:p>0.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 calcext:value-type="string">
            <text:p>avg for all</text:p>
          </table:table-cell>
          <table:table-cell table:style-name="ce7"/>
          <table:table-cell table:style-name="ce6" table:formula="of:=SUM([.C20];[.C24];[.C28];[.C32];[.C36];[.C40];[.C44];[.C48];[.C52];[.C56];[.C60];[.C64])/16" office:value-type="float" office:value="0.446378670634921" calcext:value-type="float">
            <text:p>0.446378670634921</text:p>
          </table:table-cell>
          <table:table-cell table:style-name="ce6" table:formula="of:=SUM([.D20];[.D24];[.D28];[.D32];[.D36];[.D40];[.D44];[.D48];[.D52];[.D56];[.D60];[.D64])/16" office:value-type="float" office:value="0.447737202380952" calcext:value-type="float">
            <text:p>0.447737202380952</text:p>
          </table:table-cell>
          <table:table-cell table:style-name="ce6" table:formula="of:=SUM([.E20];[.E24];[.E28];[.E32];[.E36];[.E40];[.E44];[.E48];[.E52];[.E56];[.E60];[.E64])/16" office:value-type="float" office:value="0.471661656746032" calcext:value-type="float">
            <text:p>0.471661656746032</text:p>
          </table:table-cell>
          <table:table-cell table:style-name="ce6" table:formula="of:=SUM([.F20];[.F24];[.F28];[.F32];[.F36];[.F40];[.F44];[.F48];[.F52];[.F56];[.F60];[.F64])/16" office:value-type="float" office:value="0.420670386904762" calcext:value-type="float">
            <text:p>0.420670386904762</text:p>
          </table:table-cell>
          <table:table-cell table:style-name="ce6" table:formula="of:=SUM([.G20];[.G24];[.G28];[.G32];[.G36];[.G40];[.G44];[.G48];[.G52];[.G56];[.G60];[.G64])/16" office:value-type="float" office:value="0.46237683531746" calcext:value-type="float">
            <text:p>0.46237683531746</text:p>
          </table:table-cell>
          <table:table-cell table:style-name="ce6" table:formula="of:=SUM([.H20];[.H24];[.H28];[.H32];[.H36];[.H40];[.H44];[.H48];[.H52];[.H56];[.H60];[.H64])/16" office:value-type="float" office:value="0.441768204365079" calcext:value-type="float">
            <text:p>0.441768204365079</text:p>
          </table:table-cell>
          <table:table-cell table:style-name="ce6" table:formula="of:=SUM([.I20];[.I24];[.I28];[.I32];[.I36];[.I40];[.I44];[.I48];[.I52];[.I56];[.I60];[.I64])/16" office:value-type="float" office:value="0.424001041666667" calcext:value-type="float">
            <text:p>0.424001041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rmalized baseline (avg all)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6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4:27:01.48828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0T10:15:44.165681876</dc:date>
    <meta:editing-duration>PT20H28M21S</meta:editing-duration>
    <meta:editing-cycles>44</meta:editing-cycles>
    <meta:generator>LibreOffice/6.0.7.3$Linux_X86_64 LibreOffice_project/00m0$Build-3</meta:generator>
    <meta:document-statistic meta:table-count="2" meta:cell-count="827" meta:object-count="0"/>
  </office:meta>
</office:document-meta>
</file>